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di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dition_name</text:p>
          </table:table-cell>
          <table:table-cell office:value-type="string" table:style-name="ce1">
            <text:p>condition_ID</text:p>
          </table:table-cell>
          <table:table-cell office:value-type="string" table:style-name="ce1">
            <text:p>category_name</text:p>
          </table:table-cell>
          <table:table-cell office:value-type="string" table:style-name="ce1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dominal Adhes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gestiv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id Reflux (GER &amp; GERD)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gestiv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romegal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docrin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ute disseminated encephalomyeliti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toimmu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ute motor axonal neuropath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toimmu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ison's Disea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ndocrin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ison's disea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toimmu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enoid Cystic Carcinom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nc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iposis doloros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utoimmu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renal Canc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ndocrin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renal Disorder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docrin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renal Fatigu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ndocrine Disord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renal Gland Canc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anc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ult-onset Still's diseas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utoimmu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opecia areat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utoimmu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myloidosi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l Canc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plastic Thyroid Canc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tomic Problems of the Lower GI Trac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i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kylosing Spondylit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kylosing Spondyliti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-Glomerular Basement Membrane nephriti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-neutrophil cytoplasmic antibody-associated vasculiti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-N-Methyl-D-Aspartate Receptor Encephaliti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phospholipid syndr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synthetase syndr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xiety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lastic anemi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endiciti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axia-Telangiectasi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ypical Mole Syndr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Angioede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Encephalitis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enteropathy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hemolytic anemi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hepatiti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inner ear diseas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lymphoproliferative syndr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neutropeni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oophoriti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orchiti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pancreatitis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polyendocrine syndrom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polyendocrine syndrome type 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polyendocrine syndrome type 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progesterone dermatitis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retinopathy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thrombocytopenic purpur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thyroiditi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urticari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immune uveiti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k Pai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o concentric sclerosis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rett's Esophagu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al Cell Carcinoma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hÃ§et's diseas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hcet's syndr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ckerstaff's encephalitis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e Duct Cancer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polar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t Hogg Dube Syndrom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dder Cancer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e Cancer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el Control Problems (Fecal Incontinence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in Tumor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st Cancer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st Cancer in Me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lous pemphigoid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cinoid Tumor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omyopathy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otoxicity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ovascular diseas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tis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al tunnel syndr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iac Disease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iac diseas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vical Cance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nic fatigue syndr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nic inflammatory demyelinating polyneuropathy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urg-Strauss syndr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atricial pemphigoid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gan syndr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d agglutinin diseas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n Polyps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rectal Cance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lex regional pain syndr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tipatio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onary artery diseas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onary vasospasm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ST syndr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hn's Diseas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hn's diseas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shing's Syndrome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clic Vomiting Syndr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Quervain's Thyroiditis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entia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ressio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atitis herpetiformis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atomyositi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betes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betes mellitus type 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rrhea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ffuse idiopathic skeletal hyperostosis (DISH)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scoid lupus erythematosus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ssociative disorders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erticulitis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erticulosis<text:s/>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tal Carcinoma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mping Syndr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ting Disorders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hlers-Danlos syndrome (EDS)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ometrial Cancer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ometriosis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hesitis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hesitis-related arthritis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osinophilic esophagitis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osinophilic fasciitis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idermolysis bullosa acquisita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ythema nodosum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ophageal Cancer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sential mixed cryoglobulinemi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 syndr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ty syndr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bromyalgia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bromyalgia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licular Thyroid Cancer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borne Illnesses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stones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ric Cancer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ritis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ritis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rontestinal Stromal Tumor - GIST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roparesis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stational Diabetes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stational pemphigoid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 Bleeding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ant cell arteritis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iters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ococcal arthritis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pasture syndr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ut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es' Diseas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es' diseas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es ophthalmopathy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wth Disorders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wth Hormone Deficiency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llainâ€“BarrÃ© syndr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himoto Thyroiditis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himoto's Encephalopathy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himoto's Thyroiditis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t arrhythmia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t Diseas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t failur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orrhoids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och-Schonlein purpura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2-Positive Breast Cancer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dradenitis suppurativa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rthle Cell Thyroid Cancer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erglycemia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erparathyroidism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erthyroidism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glycemia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parathyroidism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thyroidism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iopathic inflammatory demyelinating diseases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G4-related systemic diseas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sion body myositis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gestion (Dyspepsia)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lamatory Bowel Disease (IBD)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uinal Hernia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rmediate uveitis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rstitial cystitis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stinal Pseudo-obstructio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ritable Bowel Syndrome (IBS)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et Cell Tumor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venile Arthritis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venile Polyposis Syndr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venille Rheumatoid Arthritis (JRA)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wasaki's diseas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dney Cancer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tose Intoleranc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bert-Eaton myasthenic syndrom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yngeal Cancer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ky Gut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Acute Lymphoblastic Leukemia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Acute Lymphocytic (ALL)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Acute Myeloid AML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Adult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Childhood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Chronic Lymphocytic - CLL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emia - Chronic Myeloid - CML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kocytoclastic vasculitis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chen planus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chen sclerosus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gneous conjunctivitis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 IgA diseas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 Cancer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 Diseas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bular Carcinoma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w Testosteron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g Cancer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g Cancer - Small Cell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pus nephritis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pus vasculitis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e disease (Chronic)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es Disease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phoma - Hodgkin's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phoma - Non-Hodgkin's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Ã©nÃ©trierâ€™s Diseas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Ã©niÃ¨re's diseas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ignant Glioma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ullary Thyroid Cancer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anoma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ingioma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opaus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abolic Syndrom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scopic Colitis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scopic colitis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scopic polyangiitis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ral Valve Prolaps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xed connective tissue disease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d Disorders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n's ulcer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phea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cha-Habermann disease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tiple Myeloma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tiple sclerosis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asthenia gravis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lodysplastic Syndrome (MDS)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ocarditis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ositis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opharyngeal Cancer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roendocrine Tumor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romyelitis optica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romyotonia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besity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D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soclonus myoclonus syndrome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tic neuritis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l Cancer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d's thyroiditis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arthritis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malacia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porosis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porosis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sarcoma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arian Cancer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ets Disease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indromic rheumatism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reatic Cancer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reatic Neuroendocrine Tumors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reatitis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ic Attacks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illary Thyroid Cancer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neoplastic cerebellar degeneratio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thyroid Cancer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thyroid Diseases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y Romberg syndrome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onage-Turner syndrome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diatric Autoimmune Neuropsychiatric Disorder Associated with Streptococcus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mphigus vulgaris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ile Cancer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tic Ulcers (Stomach Ulcers)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toneal Cancer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nicious anemia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ity disorders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utz-Jeghers Syndrome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ochromocytoma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uitary Disorders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uitary Gland Tumor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uitary Tumors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yriasis lichenoides et varioliformis acuta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EMS syndrome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arteritis nodosa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ystic Ovary Syndrome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ythemia Vera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myalgia rheumatica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myalgia rheumatica (PMR)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myositis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myocardial infarction syndrome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pericardiotomy Syndrome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pericardiotomy syndr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diabetes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ary biliary cirrhosis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ary immunodeficiency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ary sclerosing cholangitis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titis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gressive inflammatory neuropathy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state Cancer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riasis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riatic Arthritis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riatic arthritis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SD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e red cell aplasia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oderma gangrenosum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naudâ€™s phenomeno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naud's phenomeno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ctive arthriti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ctive arthritis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lapsing polychondritis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al Cell Carcinoma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etitive strain injury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tless leg syndrome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tinoblastoma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troperitoneal fibrosis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ematoid arthritis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eumatic fever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eumatoid arthritis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eumatoid vasculitis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ivary Gland Cancer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idosis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ma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ma - Kaposi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ophrenia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nitzler syndrome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oderma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 Bowel Syndrom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ent Thyroiditis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jogren's syndrome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in Cancer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ll Intestine Cancer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ff person syndrome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mach Cancer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ess response syndromes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Me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acute bacterial endocarditis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sac's syndrome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denham chorea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mpathetic ophthalmia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stemic Lupus Erythematosus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stemic Lupus Erythematosus (SLE)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Jo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stemic scleroderma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icular Cancer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rombocytopenia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moma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oid Cancer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oid Cancer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oid Diseases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oid Nodules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oiditis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osa-Hunt syndrome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nsverse myelitis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 Syndr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pe 1 Diabetes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pe 2 Diabetes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Endocrin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cerative Colitis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cerative colitis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differentiated connective tissue disease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ticaria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ticarial vasculitis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erine (Endometrial) Cancer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ginal Cancer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cular disease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He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culitis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ral Gastroenteritis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iligo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Autoimmu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pple Disease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ms' Tumor<text:s/>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Can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llinger-Ellison Syndrome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Digestive Disorders</text:p>
          </table:table-cell>
          <table:table-cell table:number-columns-repeated="16381"/>
        </table:table-row>
        <table:table-row table:number-rows-repeated="10482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ndrew Piispanen</meta:initial-creator>
    <dc:creator>Andrew Piispanen</dc:creator>
    <meta:creation-date>2019-05-29T20:45:26Z</meta:creation-date>
    <dc:date>2019-05-29T20:45:27Z</dc:date>
  </office:meta>
</office:document-meta>
</file>